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7fc7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7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9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50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28fb61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61" style:family="paragraph" style:parent-style-name="Standard">
      <style:text-properties officeooo:rsid="0dde9a1c" officeooo:paragraph-rsid="0ddfbc49"/>
    </style:style>
    <style:style style:name="P62" style:family="paragraph" style:parent-style-name="Footnote">
      <style:text-properties officeooo:rsid="043ccc66" officeooo:paragraph-rsid="0dca2508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paragraph-properties fo:text-align="center" style:justify-single-word="false"/>
      <style:text-properties officeooo:paragraph-rsid="103fc298"/>
    </style:style>
    <style:style style:name="P74" style:family="paragraph" style:parent-style-name="Standard">
      <style:paragraph-properties fo:text-align="center" style:justify-single-word="false"/>
      <style:text-properties officeooo:paragraph-rsid="10411e41"/>
    </style:style>
    <style:style style:name="P75" style:family="paragraph" style:parent-style-name="Standard">
      <style:text-properties officeooo:paragraph-rsid="0cb27039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6" style:family="paragraph" style:parent-style-name="Footnote">
      <style:text-properties officeooo:paragraph-rsid="0fda15e0"/>
    </style:style>
    <style:style style:name="P87" style:family="paragraph" style:parent-style-name="Standard">
      <style:text-properties officeooo:paragraph-rsid="0fe106d1"/>
    </style:style>
    <style:style style:name="P88" style:family="paragraph" style:parent-style-name="Footnote">
      <style:text-properties officeooo:paragraph-rsid="102c1a0f"/>
    </style:style>
    <style:style style:name="P89" style:family="paragraph" style:parent-style-name="Standard">
      <style:text-properties officeooo:paragraph-rsid="1044b2e0"/>
    </style:style>
    <style:style style:name="P90" style:family="paragraph" style:parent-style-name="Footnote">
      <style:text-properties officeooo:paragraph-rsid="1020b286"/>
    </style:style>
    <style:style style:name="P91" style:family="paragraph" style:parent-style-name="Standard">
      <style:text-properties officeooo:paragraph-rsid="104d50c8"/>
    </style:style>
    <style:style style:name="P92" style:family="paragraph" style:parent-style-name="Standard">
      <style:text-properties officeooo:paragraph-rsid="105130c2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break-before="page"/>
      <style:text-properties officeooo:paragraph-rsid="0b0ddd8e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45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46" style:family="text">
      <style:text-properties style:use-window-font-color="true" loext:opacity="0%" style:font-name="Liberation Sans" officeooo:rsid="047da547"/>
    </style:style>
    <style:style style:name="T24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9" style:family="text">
      <style:text-properties style:use-window-font-color="true" loext:opacity="0%" style:font-name="Liberation Sans" fo:font-size="12pt" style:font-size-asian="12pt" style:font-size-complex="12pt"/>
    </style:style>
    <style:style style:name="T280" style:family="text">
      <style:text-properties style:use-window-font-color="true" loext:opacity="0%" style:font-name="Liberation Sans" officeooo:rsid="0efd8e5c"/>
    </style:style>
    <style:style style:name="T28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officeooo:rsid="04473353"/>
    </style:style>
    <style:style style:name="T2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6" style:family="text">
      <style:text-properties officeooo:rsid="0aace3cd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7" style:family="text">
      <style:text-properties officeooo:rsid="0f0ca65a"/>
    </style:style>
    <style:style style:name="T308" style:family="text">
      <style:text-properties officeooo:rsid="0f8f58bd"/>
    </style:style>
    <style:style style:name="T309" style:family="text">
      <style:text-properties officeooo:rsid="0f95a7a0"/>
    </style:style>
    <style:style style:name="T310" style:family="text">
      <style:text-properties style:text-underline-style="none"/>
    </style:style>
    <style:style style:name="T311" style:family="text">
      <style:text-properties style:font-name="Liberation Mono" fo:font-size="8pt" style:font-size-asian="8pt" style:font-size-complex="8pt" loext:padding="0.049cm" loext:border="0.31pt solid #000000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officeooo:rsid="1077fc72" style:font-weight-asian="bold" style:font-weight-complex="bold"/>
    </style:style>
    <style:style style:name="T314" style:family="text">
      <style:text-properties officeooo:rsid="105c8aaa"/>
    </style:style>
    <style:style style:name="T315" style:family="text">
      <style:text-properties officeooo:rsid="1077fc7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6"><text:span text:style-name="Strong_20_Emphasis"><text:span text:style-name="T172">C</text:span></text:span><text:span text:style-name="Strong_20_Emphasis"><text:span text:style-name="T171">hecklist voor </text:span></text:span><text:span text:style-name="Strong_20_Emphasis"><text:span text:style-name="T173">de installatie</text:span></text:span><text:span text:style-name="Strong_20_Emphasis"><text:span text:style-name="T171"> van </text:span></text:span><text:span text:style-name="Strong_20_Emphasis"><text:span text:style-name="T177"><text:user-field-get text:name="Distro">Rocky Linux</text:user-field-get></text:span></text:span><text:span text:style-name="Strong_20_Emphasis"><text:span text:style-name="T179"><text:s/></text:span></text:span><text:span text:style-name="Strong_20_Emphasis"><text:span text:style-name="T177"><text:user-field-get text:name="Version">8.10</text:user-field-get></text:span></text:span><text:span text:style-name="Strong_20_Emphasis"><text:span text:style-name="T175"><text:note text:id="ftn1" text:note-class="footnote"><text:note-citation>1</text:note-citation><text:note-body><text:p text:style-name="P88"><text:span text:style-name="T293">D</text:span><text:span text:style-name="T287">eze </text:span><text:span text:style-name="Strong_20_Emphasis"><text:span text:style-name="T296"><text:user-field-get text:name="Distro">Rocky Linux</text:user-field-get></text:span></text:span><text:span text:style-name="T289"><text:s/></text:span><text:span text:style-name="T297"><text:user-field-get text:name="Version">8.10</text:user-field-get></text:span><text:span text:style-name="T297"><text:s/>Desktop</text:span><text:span text:style-name="T287"> (codenaam </text:span><text:span text:style-name="T292">GreenObsidian</text:span><text:span text:style-name="T287">) van </text:span><text:span text:style-name="T295">mei</text:span><text:span text:style-name="T290"> </text:span><text:span text:style-name="Strong_20_Emphasis"><text:span text:style-name="T298"><text:user-field-get text:name="Releaseyear">2024</text:user-field-get></text:span></text:span><text:span text:style-name="T291"><text:s/></text:span><text:span text:style-name="T293">is een zogenaamde </text:span><text:span text:style-name="T287">LTS-</text:span><text:span text:style-name="T293">versie</text:span><text:span text:style-name="T287"> </text:span><text:span text:style-name="T293">(</text:span><text:span text:style-name="T287">staat voor Long-Term Support, </text:span><text:span text:style-name="T288">langetermijnondersteuning</text:span><text:span text:style-name="T293">)</text:span><text:span text:style-name="T288"> </text:span><text:span text:style-name="T294">en</text:span><text:span text:style-name="T291"> </text:span><text:span text:style-name="T287">wordt gedurende 5 jaar ondersteund tot </text:span><text:span text:style-name="T295">mei</text:span><text:span text:style-name="T287"> 202</text:span><text:span text:style-name="T292">9</text:span><text:span text:style-name="T287">.</text:span></text:p></text:note-body></text:note></text:span></text:span><text:span text:style-name="Strong_20_Emphasis"><text:span text:style-name="T176"><text:s/></text:span></text:span><text:span text:style-name="Strong_20_Emphasis"><text:span text:style-name="T178">Desktop</text:span></text:span><text:span text:style-name="Strong_20_Emphasis"><text:span text:style-name="T174">.</text:span></text:span></text:p>
      <text:p text:style-name="P20"/>
      <text:p text:style-name="P20">Dit is een invulbare PDF, afdrukken is niet noodzakelijk.</text:p>
      <text:p text:style-name="P21"/>
      <text:p text:style-name="P9"><text:span text:style-name="T19">Vul </text:span><text:span text:style-name="T18">achter</text:span><text:span text:style-name="T15"> de </text:span><text:span text:style-name="Definition"><text:span text:style-name="T307">ONDERSTREEPTE</text:span></text:span><text:span text:style-name="T1"> </text:span><text:span text:style-name="T16">woorden</text:span><text:span text:style-name="T15"> het</text:span><text:span text:style-name="Strong_20_Emphasis"><text:span text:style-name="T216"> </text:span></text:span><text:span text:style-name="Strong_20_Emphasis"><text:span text:style-name="T217">tekstvak</text:span></text:span><text:span text:style-name="T16"> </text:span><text:span text:style-name="T19">in,</text:span><text:span text:style-name="T16"> </text:span><text:span text:style-name="T246">zie </text:span><text:span text:style-name="T280">[</text:span><text:span text:style-name="T246">toelichting</text:span><text:span text:style-name="T280">]</text:span><text:span text:style-name="T16">:</text:span></text:p>
      <text:p text:style-name="P2"><text:span text:style-name="Definition"><text:span text:style-name="T23">GEBRUIKER</text:span></text:span><text:span text:style-name="T254"><text:tab/><text:tab/></text:span><text:span text:style-name="T279"> <text:tab/><text:tab/></text:span><text:span text:style-name="T255"><draw:control text:anchor-type="as-char" svg:y="-0.4cm" draw:z-index="9" draw:name="Gebruiker 2" draw:style-name="gr2" draw:text-style-name="P105" svg:width="6.4cm" svg:height="0.6cm" draw:control="control8"><svg:title>Gebruiker</svg:title><svg:desc>Volledige naam, bijv. Jan Stek</svg:desc></draw:control></text:span><text:span text:style-name="T255"><text:tab/> <text:s text:c="2"/></text:span><text:span text:style-name="T256">[</text:span><text:span text:style-name="T257">N</text:span><text:span text:style-name="T249">aam, bijv. </text:span><text:span text:style-name="T250">J</text:span><text:span text:style-name="T277">a</text:span><text:span text:style-name="T250">n </text:span><text:span text:style-name="T277">Jansen</text:span><text:span text:style-name="T278">]</text:span></text:p>
      <text:p text:style-name="P87"><text:span text:style-name="Definition"><text:span text:style-name="T248">g</text:span></text:span><text:span text:style-name="Definition">ebruikersnaam</text:span><text:span text:style-name="Definition"><text:span text:style-name="T310"><text:tab/></text:span></text:span><text:span text:style-name="T247"><draw:control text:anchor-type="as-char" svg:y="-0.4cm" draw:z-index="10" draw:name="Gberuikersnaam 3" draw:style-name="gr2" draw:text-style-name="P105" svg:width="6.4cm" svg:height="0.6cm" draw:control="control9"><svg:title>Gebruikersnaam</svg:title><svg:desc>Korte naam, bijv. jan</svg:desc></draw:control></text:span><text:span text:style-name="T247"><text:tab/> <text:s text:c="2"/></text:span><text:span text:style-name="T7">[</text:span><text:span text:style-name="T8">Gebruikers</text:span><text:span text:style-name="T6">naam, bijv. </text:span><text:span text:style-name="T185">j</text:span><text:span text:style-name="T186">a</text:span><text:span text:style-name="T185">n</text:span><text:span text:style-name="T187">]</text:span></text:p>
      <text:p text:style-name="P2"><text:span text:style-name="Definition">COMPUTERNAAM</text:span><text:span text:style-name="T259"><text:tab/><text:tab/></text:span><draw:control text:anchor-type="as-char" svg:y="-0.4cm" draw:z-index="11" draw:name="Computernaam 1" draw:style-name="gr2" draw:text-style-name="P105" svg:width="6.4cm" svg:height="0.6cm" draw:control="control10"><svg:title>Computernaam</svg:title><svg:desc>Unieke naam van de computer</svg:desc></draw:control><text:tab/> <text:s text:c="2"/><text:span text:style-name="T264">[</text:span><text:span text:style-name="T265">N</text:span><text:span text:style-name="T260">aam van de compute</text:span><text:span text:style-name="T261">r, </text:span><text:span text:style-name="T262">bijv. </text:span><text:span text:style-name="T263">pc02</text:span><text:span text:style-name="T264">]</text:span></text:p>
      <text:p text:style-name="P2"><text:span text:style-name="Definition"><text:span text:style-name="T267">GEBRUIKER</text:span></text:span><text:span text:style-name="Definition"><text:span text:style-name="T271"><text:tab/></text:span></text:span><text:span text:style-name="T266"><text:tab/></text:span><text:span text:style-name="T279"> <text:tab/><text:tab/></text:span><text:span text:style-name="T255"><draw:control text:anchor-type="as-char" svg:y="-0.4cm" draw:z-index="12" draw:name="Gebruiker 3" draw:style-name="gr2" draw:text-style-name="P105" svg:width="6.4cm" svg:height="0.6cm" draw:control="control11"><svg:title>Gebruiker</svg:title><svg:desc>Volledige naam, bijv. Jan Stek</svg:desc></draw:control></text:span><text:span text:style-name="T255"><text:tab/> <text:s text:c="2"/></text:span><text:span text:style-name="T256">[</text:span><text:span text:style-name="T258">N</text:span><text:span text:style-name="T249">aam </text:span><text:span text:style-name="T253">evt. 2</text:span><text:span text:style-name="T281">e</text:span><text:span text:style-name="T251"> gebruiker</text:span><text:span text:style-name="T252">]</text:span></text:p>
      <text:p text:style-name="P92"><text:span text:style-name="Definition"><text:span text:style-name="T267">GEBRUIKERSN</text:span></text:span><text:span text:style-name="Definition"><text:span text:style-name="T268">aa</text:span></text:span><text:span text:style-name="Definition"><text:span text:style-name="T267">M</text:span></text:span><text:span text:style-name="Definition"><text:span text:style-name="T271"><text:tab/></text:span></text:span><text:span text:style-name="T247"><draw:control text:anchor-type="as-char" svg:y="-0.4cm" draw:z-index="13" draw:name="Gberuikersnaam 4" draw:style-name="gr2" draw:text-style-name="P105" svg:width="6.4cm" svg:height="0.6cm" draw:control="control12"><svg:title>Gebruikersnaam</svg:title><svg:desc>Korte naam, bijv. jan</svg:desc></draw:control></text:span><text:span text:style-name="T247"><text:tab/> <text:s text:c="2"/></text:span><text:span text:style-name="T269">[</text:span><text:span text:style-name="T270">Gebruikers</text:span><text:span text:style-name="T269">naam</text:span><text:span text:style-name="T272"> </text:span><text:span text:style-name="T273">e</text:span><text:span text:style-name="T274">vt. 2</text:span><text:span text:style-name="T282">e</text:span><text:span text:style-name="T274"> </text:span><text:span text:style-name="T275">gebruiker</text:span><text:span text:style-name="T276">]</text:span></text:p>
      <text:p text:style-name="P1"><text:span text:style-name="T188">Vervang </text:span><text:span text:style-name="T195">de</text:span><text:span text:style-name="T188"> </text:span><text:span text:style-name="Definition"><text:span text:style-name="T24">ONDERSTREEPTE</text:span></text:span><text:span text:style-name="T188"> </text:span><text:span text:style-name="T189">woorden </text:span><text:span text:style-name="T188">in deze checklist door </text:span><text:span text:style-name="T195">d</text:span><text:span text:style-name="T196">i</text:span><text:span text:style-name="T195">e </text:span><text:span text:style-name="T194">in </text:span><text:span text:style-name="T196">het</text:span><text:span text:style-name="Strong_20_Emphasis"><text:span text:style-name="T57"> </text:span></text:span><text:span text:style-name="Strong_20_Emphasis"><text:span text:style-name="T76">tekstvak</text:span></text:span><text:span text:style-name="T188">.</text:span></text:p>
      <text:p text:style-name="P48"/>
      <text:p text:style-name="P48"/>
      <text:p text:style-name="P3"><text:span text:style-name="T199">Nog niet op Linux?</text:span><text:span text:style-name="T190"><text:tab/></text:span><text:span text:style-name="T197">G</text:span><text:span text:style-name="T191">ebruik </text:span><text:span text:style-name="Strong_20_Emphasis"><text:span text:style-name="T200">Checklist </text:span></text:span><text:span text:style-name="Strong_20_Emphasis"><text:span text:style-name="T201">overzetten</text:span></text:span><text:span text:style-name="T19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2"> onder </text:span><text:span text:style-name="T198">Linux</text:span><text:span text:style-name="T193">.</text:span></text:p>
      <text:p text:style-name="P46"><text:span text:style-name="T161">Nieuwe installatie?</text:span><text:span text:style-name="T158"><text:tab/></text:span><text:span text:style-name="T160">B</text:span><text:span text:style-name="T158">egin bij hoofdstuk </text:span><text:span text:style-name="T161"><text:bookmark-ref text:reference-format="page" text:ref-name="__RefNumPara__4009_1271708128">2</text:bookmark-ref></text:span><text:span text:style-name="T158"><text:s text:c="2"/></text:span><text:span text:style-name="T162"><text:bookmark-ref text:reference-format="text" text:ref-name="__RefNumPara__4009_1271708128">Installatie uitvoeren</text:bookmark-ref></text:span><text:span text:style-name="T159">.</text:span></text:p>
      <text:p text:style-name="P30"/>
      <text:p text:style-name="P30"/>
      <text:list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78"><draw:control text:anchor-type="as-char" draw:z-index="4" draw:name="Vorm3_0" draw:style-name="gr1" draw:text-style-name="P10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8"><draw:control text:anchor-type="as-char" draw:z-index="5" draw:name="Vorm3_ 2" draw:style-name="gr1" draw:text-style-name="P10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62"><text:span text:style-name="User_20_Entry"><text:span text:style-name="T118">E</text:span></text:span><text:span text:style-name="User_20_Entry"><text:span text:style-name="T133">v</text:span></text:span><text:span text:style-name="User_20_Entry"><text:span text:style-name="T134">en</text:span></text:span><text:span text:style-name="User_20_Entry"><text:span text:style-name="T136">t</text:span></text:span><text:span text:style-name="User_20_Entry"><text:span text:style-name="T137">uele </text:span></text:span><text:span text:style-name="User_20_Entry"><text:span text:style-name="T138">extra </text:span></text:span><text:span text:style-name="Definition"><text:span text:style-name="T305">gebruiker</text:span></text:span><text:span text:style-name="User_20_Entry"><text:span text:style-name="T129">s</text:span></text:span><text:span text:style-name="User_20_Entry"><text:span text:style-name="T138"> aanmelden </text:span></text:span><text:span text:style-name="User_20_Entry"><text:span text:style-name="T139">en dezelfde stappen uitvoeren</text:span></text:span><text:span text:style-name="User_20_Entry"><text:span text:style-name="T135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73"><text:span text:style-name="Strong_20_Emphasis"><text:span text:style-name="T80"><draw:control text:anchor-type="as-char" draw:z-index="14" draw:name="Vorm4" draw:style-name="gr1" draw:text-style-name="P10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3" office:value-type="string">
            <text:p text:style-name="P80"><text:span text:style-name="Strong_20_Emphasis"><text:span text:style-name="T72">D</text:span></text:span><text:span text:style-name="Strong_20_Emphasis"><text:span text:style-name="T57">ruk op de </text:span></text:span><text:span text:style-name="Strong_20_Emphasis"><text:span text:style-name="T154">Super</text:span></text:span><text:span text:style-name="Strong_20_Emphasis"><text:span text:style-name="T57">-toets</text:span></text:span><text:span text:style-name="Strong_20_Emphasis"><text:span text:style-name="T36"><text:note text:id="ftn3" text:note-class="footnote"><text:note-citation>3</text:note-citation><text:note-body><text:p text:style-name="P79"><text:span text:style-name="T157">D</text:span>e <text:span text:style-name="T311">Super</text:span>-toets <text:span text:style-name="T206">is de Windows-toets, Command-toets </text:span><text:span text:style-name="T207">(Apple)</text:span><text:span text:style-name="T206">, of Vergrootglas-toets </text:span><text:span text:style-name="T207">(Chromebook)</text:span><text:span text:style-name="T206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81"><text:span text:style-name="T3">Typ</text:span><text:span text:style-name="Strong_20_Emphasis"><text:span text:style-name="T47"> de</text:span></text:span><text:span text:style-name="Strong_20_Emphasis"><text:span text:style-name="T48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5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5" office:value-type="string">
            <text:p text:style-name="P89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89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7" office:value-type="string">
            <text:p text:style-name="P57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73"><text:span text:style-name="Strong_20_Emphasis"><text:span text:style-name="T80"><draw:control text:anchor-type="as-char" draw:z-index="15" draw:name="Vorm 3" draw:style-name="gr1" draw:text-style-name="P10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80"><draw:control text:anchor-type="as-char" draw:z-index="16" draw:name="Vorm 4" draw:style-name="gr1" draw:text-style-name="P104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82"><text:span text:style-name="Strong_20_Emphasis"><text:span text:style-name="T72">D</text:span></text:span><text:span text:style-name="Strong_20_Emphasis"><text:span text:style-name="T53">ruk </text:span></text:span><text:span text:style-name="Strong_20_Emphasis"><text:span text:style-name="T54">op de </text:span></text:span><text:span text:style-name="Strong_20_Emphasis"><text:span text:style-name="T154">Super</text:span></text:span><text:span text:style-name="Strong_20_Emphasis"><text:span text:style-name="T54">-toets</text:span></text:span><text:span text:style-name="Strong_20_Emphasis"><text:span text:style-name="T37"><text:note-ref text:note-class="footnote" text:reference-format="text" text:ref-name="ftn3">3</text:note-ref></text:span></text:span><text:span text:style-name="Strong_20_Emphasis"><text:span text:style-name="T52">, </text:span></text:span><text:span text:style-name="Strong_20_Emphasis"><text:span text:style-name="T55">t</text:span></text:span><text:span text:style-name="Strong_20_Emphasis"><text:span text:style-name="T56">yp </text:span></text:span><text:span text:style-name="Strong_20_Emphasis"><text:span text:style-name="T96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58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</text:span></text:span><text:span text:style-name="Strong_20_Emphasis"><text:span text:style-name="T81"> </text:span></text:span><text:span text:style-name="Strong_20_Emphasis"><text:span text:style-name="T106">Installatiem</text:span></text:span><text:span text:style-name="Strong_20_Emphasis"><text:span text:style-name="T107">enu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45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75">Selecteer</text:span></text:span><text:span text:style-name="Strong_20_Emphasis"><text:span text:style-name="T51"> </text:span></text:span><text:span text:style-name="Strong_20_Emphasis"><text:span text:style-name="T108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1" office:value-type="string">
            <text:p text:style-name="P58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8"><text:bookmark-start text:name="__RefNumPara__4009_1271708128"/><text:span text:style-name="Strong_20_Emphasis"><text:span text:style-name="T20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26" draw:name="Vorm 15" draw:style-name="gr1" draw:text-style-name="P104" svg:width="0.35cm" svg:height="0.35cm" draw:control="control25"/></text:p>
          </table:table-cell>
          <table:table-cell table:style-name="_32_._5f_Installatie_5f_uitvoeren.C1" office:value-type="string">
            <text:p text:style-name="P91"><text:span text:style-name="T204">Start de computer op vanaf</text:span><text:span text:style-name="T204"><text:note text:id="ftn4" text:note-class="footnote"><text:note-citation>1</text:note-citation><text:note-body><text:p text:style-name="P86"><text:span text:style-name="T143">B</text:span><text:span text:style-name="T144">ootmenu/</text:span><text:span text:style-name="T143">S</text:span><text:span text:style-name="T144">etup</text:span><text:span text:style-name="T142"> via </text:span><text:span text:style-name="T140">é</text:span><text:span text:style-name="T141">é</text:span><text:span text:style-name="T143">n van de </text:span><text:span text:style-name="Definition"><text:span text:style-name="T145">Veelgebruikte toetsen:</text:span></text:span><text:span text:style-name="Definition"><text:span text:style-name="T146"> </text:span></text:span><text:span text:style-name="User_20_Entry"><text:span text:style-name="T156">Esc</text:span></text:span><text:span text:style-name="User_20_Entry"><text:span text:style-name="T149">,</text:span></text:span><text:span text:style-name="Definition"><text:span text:style-name="T146"> </text:span></text:span><text:span text:style-name="User_20_Entry"><text:span text:style-name="T156">Delete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1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2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9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10</text:span></text:span><text:span text:style-name="User_20_Entry"><text:span text:style-name="T150">,</text:span></text:span><text:span text:style-name="Definition"><text:span text:style-name="T146"> </text:span></text:span><text:span text:style-name="User_20_Entry"><text:span text:style-name="T156">F11</text:span></text:span><text:span text:style-name="User_20_Entry"><text:span text:style-name="T150">,</text:span></text:span><text:span text:style-name="Definition"><text:span text:style-name="T146"> </text:span></text:span><text:span text:style-name="Definition"><text:span text:style-name="T147">o</text:span></text:span><text:span text:style-name="Definition"><text:span text:style-name="T148">f</text:span></text:span><text:span text:style-name="Definition"><text:span text:style-name="T146"> </text:span></text:span><text:span text:style-name="User_20_Entry"><text:span text:style-name="T156">F12</text:span></text:span><text:span text:style-name="User_20_Entry"><text:span text:style-name="T150">.</text:span></text:span></text:p></text:note-body></text:note></text:span><text:span text:style-name="T204"> </text:span><text:span text:style-name="T205">een </text:span><text:span text:style-name="Strong_20_Emphasis"><text:span text:style-name="T182"><text:user-field-get text:name="Distro">Rocky Linux</text:user-field-get></text:span></text:span><text:span text:style-name="T203"><text:s/></text:span><text:span text:style-name="T183"><text:user-field-get text:name="Version">8.10</text:user-field-get></text:span><text:span text:style-name="T183"><text:s/></text:span><text:span text:style-name="Strong_20_Emphasis"><text:span text:style-name="T184">Desktop</text:span></text:span><text:span text:style-name="Strong_20_Emphasis"><text:span text:style-name="T111"> </text:span></text:span><text:span text:style-name="Strong_20_Emphasis"><text:span text:style-name="T112">L</text:span></text:span><text:span text:style-name="T113">ive</text:span><text:span text:style-name="T113"><text:note text:id="ftn5" text:note-class="footnote"><text:note-citation>2</text:note-citation><text:note-body><text:p text:style-name="P76"><text:span text:style-name="T283">Vanaf ee</text:span>n <text:span text:style-name="T309">L</text:span>ive <text:span text:style-name="T308">USB</text:span><text:span text:style-name="T286">-stick</text:span><text:span text:style-name="T21"> </text:span>kunt <text:span text:style-name="T283">u opstarten en</text:span> <text:span text:style-name="T17">met </text:span><text:span text:style-name="Strong_20_Emphasis"><text:span text:style-name="T208"><text:user-field-get text:name="Distro">Rocky Linux</text:user-field-get></text:span></text:span><text:span text:style-name="Strong_20_Emphasis"><text:span text:style-name="T208"><text:s/></text:span></text:span>werken zonder enige bestanden op de harde schijf te wijzigen en maakt ook installatie van <text:span text:style-name="Strong_20_Emphasis"><text:span text:style-name="T208"><text:user-field-get text:name="Distro">Rocky Linux</text:user-field-get></text:span></text:span><text:span text:style-name="Strong_20_Emphasis"><text:span text:style-name="T208"><text:s/></text:span></text:span>mogelijk.</text:p></text:note-body></text:note></text:span><text:span text:style-name="T113"> </text:span><text:span text:style-name="T116">USB</text:span><text:span text:style-name="T114">-stick</text:span><text:span text:style-name="T114"><text:note text:id="ftn6" text:note-class="footnote"><text:note-citation>3</text:note-citation><text:note-body><text:p text:style-name="P90"><text:span text:style-name="Strong_20_Emphasis"><text:span text:style-name="T128">Maak een opstartbare USB-stick</text:span></text:span><text:span text:style-name="Strong_20_Emphasis"><text:span text:style-name="T124">:<text:line-break/></text:span></text:span><text:span text:style-name="Strong_20_Emphasis"><text:span text:style-name="T119">Download </text:span></text:span><text:span text:style-name="Strong_20_Emphasis"><text:span text:style-name="T120">een </text:span></text:span><text:span text:style-name="Strong_20_Emphasis"><text:span text:style-name="T130"><text:user-field-get text:name="Distro">Rocky Linux</text:user-field-get></text:span></text:span><text:span text:style-name="Strong_20_Emphasis"><text:span text:style-name="T130"><text:s/></text:span></text:span><text:span text:style-name="Strong_20_Emphasis"><text:span text:style-name="T132">8 - Boot ISO </text:span></text:span><text:span text:style-name="Strong_20_Emphasis"><text:span text:style-name="T125">CD</text:span></text:span><text:span text:style-name="Strong_20_Emphasis"><text:span text:style-name="T127">-beeldbestand</text:span></text:span><text:span text:style-name="Strong_20_Emphasis"><text:span text:style-name="T121"> </text:span></text:span><text:span text:style-name="Strong_20_Emphasis"><text:span text:style-name="T122">(.iso) </text:span></text:span><text:span text:style-name="Strong_20_Emphasis"><text:span text:style-name="T121">vanaf </text:span></text:span><text:a xlink:type="simple" xlink:href="https://rockylinux.org/nl/download" text:style-name="Internet_20_link" text:visited-style-name="Visited_20_Internet_20_Link"><text:span text:style-name="Strong_20_Emphasis"><text:span text:style-name="T285">rockylinux.org/nl/download</text:span></text:span></text:a><text:span text:style-name="Strong_20_Emphasis"><text:span text:style-name="T121">.</text:span></text:span><text:span text:style-name="Strong_20_Emphasis"><text:span text:style-name="T123"><text:line-break/>De </text:span></text:span><text:span text:style-name="Strong_20_Emphasis"><text:span text:style-name="T126">ver</text:span></text:span><text:span text:style-name="Strong_20_Emphasis"><text:span text:style-name="T123">volgstappen staan beschreven in </text:span></text:span><text:span text:style-name="Strong_20_Emphasis"><text:span text:style-name="T131">Linux informatie</text:span></text:span><text:span text:style-name="Strong_20_Emphasis"><text:span text:style-name="T123">, te vinden op </text:span></text:span><text:a xlink:type="simple" xlink:href="https://karelzimmer.nl/" text:style-name="Internet_20_link" text:visited-style-name="Visited_20_Internet_20_Link"><text:span text:style-name="Strong_20_Emphasis"><text:span text:style-name="T284">karelzimmer.nl</text:span></text:span></text:a><text:span text:style-name="Strong_20_Emphasis"><text:span text:style-name="T123">, onder </text:span></text:span><text:span text:style-name="Strong_20_Emphasis"><text:span text:style-name="T131">Linux</text:span></text:span><text:span text:style-name="Strong_20_Emphasis"><text:span text:style-name="T123">.</text:span></text:span></text:p></text:note-body></text:note></text:span><text:span text:style-name="T115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" office:value-type="string">
            <text:p text:style-name="P28"><text:span text:style-name="Strong_20_Emphasis"><text:span text:style-name="T75">Selecteer</text:span></text:span><text:span text:style-name="Strong_20_Emphasis"><text:span text:style-name="T41"> </text:span></text:span><text:span text:style-name="Strong_20_Emphasis"><text:span text:style-name="T31">Install</text:span></text:span><text:span text:style-name="Strong_20_Emphasis"><text:span text:style-name="T42"> </text:span></text:span><text:span text:style-name="Strong_20_Emphasis"><text:span text:style-name="T32"><text:user-field-get text:name="Distro">Rocky Linux</text:user-field-get></text:span></text:span><text:span text:style-name="Strong_20_Emphasis"><text:span text:style-name="T34"><text:s/></text:span></text:span><text:span text:style-name="Strong_20_Emphasis"><text:span text:style-name="T33"><text:user-field-get text:name="Version">8.10</text:user-field-get>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1" office:value-type="string">
            <text:p text:style-name="P60"><text:span text:style-name="Strong_20_Emphasis"><text:span text:style-name="T35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66"><text:span text:style-name="Strong_20_Emphasis"><text:span text:style-name="T117"><draw:control text:anchor-type="as-char" draw:z-index="28" draw:name="Vorm 13" draw:style-name="gr1" draw:text-style-name="P104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6"><text:span text:style-name="T238">Bij</text:span><text:span text:style-name="T237"> </text:span><text:span text:style-name="Strong_20_Emphasis"><text:span text:style-name="T236">WELCOME TO ROCKY LINUX 8.10</text:span></text:span><text:span text:style-name="Strong_20_Emphasis"><text:span text:style-name="T239"> select</text:span></text:span><text:span text:style-name="Strong_20_Emphasis"><text:span text:style-name="T240">eer</text:span></text:span><text:span text:style-name="Strong_20_Emphasis"><text:span text:style-name="T242"> </text:span></text:span><text:span text:style-name="Strong_20_Emphasis"><text:span text:style-name="T244">Nederlands</text:span></text:span><text:span text:style-name="Strong_20_Emphasis"><text:span text:style-name="T242"> en klik</text:span></text:span><text:span text:style-name="Strong_20_Emphasis"><text:span text:style-name="T243"> </text:span></text:span><text:span text:style-name="Strong_20_Emphasis"><text:span text:style-name="T242">op</text:span></text:span><text:span text:style-name="Strong_20_Emphasis"><text:span text:style-name="T241"> </text:span></text:span><text:span text:style-name="Strong_20_Emphasis"><text:span text:style-name="T235">Doorgaan</text:span></text:span><text:span text:style-name="Strong_20_Emphasis"><text:span text:style-name="T241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7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5"><draw:control text:anchor-type="as-char" draw:z-index="21" draw:name="Vorm 10" draw:style-name="gr1" draw:text-style-name="P104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2"><text:span text:style-name="T226">O</text:span><text:span text:style-name="T223">nder</text:span><text:span text:style-name="T219"> </text:span><text:span text:style-name="Strong_20_Emphasis"><text:span text:style-name="T223">GEBRUIKERSINSTELLINGEN</text:span></text:span><text:span text:style-name="Strong_20_Emphasis"><text:span text:style-name="T214"> </text:span></text:span><text:span text:style-name="Strong_20_Emphasis"><text:span text:style-name="T215">klik </text:span></text:span><text:span text:style-name="T223">op </text:span><text:span text:style-name="T230">Gebruiker aanmaken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7" office:value-type="string">
            <text:p text:style-name="P93"><text:span text:style-name="T314">Vul in </text:span><text:span text:style-name="Strong_20_Emphasis"><text:span text:style-name="T105">Volledige naam</text:span></text:span><text:span text:style-name="Strong_20_Emphasis"><text:span text:style-name="T84"> </text:span></text:span><text:span text:style-name="Definition"><text:span text:style-name="T10">gebruiker</text:span></text:span><text:span text:style-name="Strong_20_Emphasis"><text:span text:style-name="T85">, <text:line-break/></text:span></text:span><text:span text:style-name="Strong_20_Emphasis"><text:span text:style-name="T105">Gebruikersnaam</text:span></text:span><text:span text:style-name="Strong_20_Emphasis"><text:span text:style-name="T84"> </text:span></text:span><text:span text:style-name="Definition"><text:span text:style-name="T10">gebruikersnaam</text:span></text:span><text:span text:style-name="Strong_20_Emphasis"><text:span text:style-name="T84">,</text:span></text:span></text:p>
            <text:p text:style-name="P93"><text:span text:style-name="Strong_20_Emphasis"><text:span text:style-name="T88">vink aan </text:span></text:span><text:span text:style-name="Strong_20_Emphasis"><text:span text:style-name="T102">Maak deze gebruiker beheerder</text:span></text:span><text:span text:style-name="Strong_20_Emphasis"><text:span text:style-name="T88">,</text:span></text:span></text:p>
            <text:p text:style-name="P103"><text:span text:style-name="Strong_20_Emphasis"><text:span text:style-name="T87">g</text:span></text:span><text:span text:style-name="Strong_20_Emphasis"><text:span text:style-name="T88">eef tweemaal een </text:span></text:span><text:span text:style-name="Strong_20_Emphasis"><text:span text:style-name="T105">wachtwoord</text:span></text:span><text:span text:style-name="Strong_20_Emphasis"><text:span text:style-name="T88"> </text:span></text:span><text:span text:style-name="Strong_20_Emphasis"><text:span text:style-name="T89">en k</text:span></text:span><text:span text:style-name="Strong_20_Emphasis"><text:span text:style-name="T88">lik op </text:span></text:span><text:span text:style-name="Strong_20_Emphasis"><text:span text:style-name="T102">Klaar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7" office:value-type="string">
            <text:p text:style-name="P94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5"><draw:control text:anchor-type="as-char" draw:z-index="22" draw:name="Vorm 11" draw:style-name="gr1" draw:text-style-name="P104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26">O</text:span><text:span text:style-name="T223">nder </text:span><text:span text:style-name="T230">SOFTWARE</text:span><text:span text:style-name="T223"> </text:span><text:span text:style-name="T226">klik </text:span><text:span text:style-name="T223">op </text:span><text:span text:style-name="T230">Installatiebron</text:span><text:span text:style-name="T223"> en klik op </text:span><text:span text:style-name="T230">Klaar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7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5"><draw:control text:anchor-type="as-char" draw:z-index="23" draw:name="Vorm 2" draw:style-name="gr1" draw:text-style-name="P104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26">O</text:span><text:span text:style-name="T223">nder </text:span><text:span text:style-name="T230">SYSTEEM</text:span><text:span text:style-name="T223"> </text:span><text:span text:style-name="T226">klik </text:span><text:span text:style-name="T223">op </text:span><text:span text:style-name="T230">Installatiebestemming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95"><text:span text:style-name="T223">Controleer </text:span><text:span text:style-name="T229">de </text:span><text:span text:style-name="T234">Apparaatselectie</text:span><text:span text:style-name="T223"> en klik op </text:span><text:span text:style-name="T230">Klaar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  <table:table-cell table:style-name="_32_._5f_Installatie_5f_uitvoeren.C7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5"><draw:control text:anchor-type="as-char" draw:z-index="24" draw:name="Vorm 12" draw:style-name="gr1" draw:text-style-name="P104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26">O</text:span><text:span text:style-name="T223">nder </text:span><text:span text:style-name="T230">SYSTEEM</text:span><text:span text:style-name="T223"> </text:span><text:span text:style-name="T226">klik </text:span><text:span text:style-name="T223">op </text:span><text:span text:style-name="T230">Netwerk &amp; hostnaam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7" office:value-type="string">
            <text:p text:style-name="P11"><text:span text:style-name="T228">Verplaats</text:span><text:span text:style-name="T224"> </text:span><text:span text:style-name="T227">de </text:span><text:span text:style-name="T224">schuif</text:span><text:span text:style-name="T227">regelaar</text:span><text:span text:style-name="T224"> achter de netwerkadapter </text:span><text:span text:style-name="T227">van </text:span><text:span text:style-name="T233">UIT</text:span><text:span text:style-name="T227"> naar</text:span><text:span text:style-name="T224"> </text:span><text:span text:style-name="T231">AAN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7" office:value-type="string">
            <text:p text:style-name="P13"><text:span text:style-name="T222">V</text:span><text:span text:style-name="T220">ul </text:span><text:span text:style-name="T221">in </text:span><text:span text:style-name="Strong_20_Emphasis"><text:span text:style-name="T224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1"> </text:span></text:span><text:span text:style-name="Strong_20_Emphasis"><text:span text:style-name="T213">en klik op </text:span></text:span><text:span text:style-name="Strong_20_Emphasis"><text:span text:style-name="T231">Toepassen</text:span></text:span><text:span text:style-name="Strong_20_Emphasis"><text:span text:style-name="T213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7" office:value-type="string">
            <text:p text:style-name="P13"><text:span text:style-name="T224">K</text:span><text:span text:style-name="T223">lik op </text:span><text:span text:style-name="T230">Klaar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5"><draw:control text:anchor-type="as-char" draw:z-index="25" draw:name="Vorm 1" draw:style-name="gr1" draw:text-style-name="P104" svg:width="0.35cm" svg:height="0.35cm" draw:control="control24"/></text:span></text:span></text:p>
          </table:table-cell>
          <table:table-cell table:style-name="_32_._5f_Installatie_5f_uitvoeren.C17" office:value-type="string">
            <text:p text:style-name="P14"><text:span text:style-name="T226">O</text:span><text:span text:style-name="T223">nder </text:span><text:span text:style-name="T230">SOFTWARE</text:span><text:span text:style-name="T223"> </text:span><text:span text:style-name="T226">klik </text:span><text:span text:style-name="T223">op </text:span><text:span text:style-name="T232">Software selectie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2" office:value-type="string">
            <text:p text:style-name="P13"><text:span text:style-name="T225">Selecteer </text:span><text:span text:style-name="T232">Server with GUI</text:span><text:span text:style-name="T225"> en klik op </text:span><text:span text:style-name="T232">Klaar</text:span><text:span text:style-name="Strong_20_Emphasis"><text:span text:style-name="T210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5"><draw:control text:anchor-type="as-char" draw:z-index="27" draw:name="Vorm 14" draw:style-name="gr1" draw:text-style-name="P104" svg:width="0.35cm" svg:height="0.35cm" draw:control="control26"/></text:span></text:span></text:p>
          </table:table-cell>
          <table:table-cell table:style-name="_32_._5f_Installatie_5f_uitvoeren.C24" office:value-type="string">
            <text:p text:style-name="P15"><text:span text:style-name="Strong_20_Emphasis"><text:span text:style-name="T218">Klik op </text:span></text:span><text:span text:style-name="Strong_20_Emphasis"><text:span text:style-name="T245">Begin installatie</text:span>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5"><draw:control text:anchor-type="as-char" draw:z-index="29" draw:name="Vorm 6" draw:style-name="gr1" draw:text-style-name="P104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7">Klik op <text:span text:style-name="T312">Systeem herstarten</text:span>.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4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><text:span text:style-name="Strong_20_Emphasis"><text:span text:style-name="T45"><draw:control text:anchor-type="as-char" draw:z-index="30" draw:name="Vorm 17" draw:style-name="gr1" draw:text-style-name="P104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8"><text:span text:style-name="T315">Klik onder </text:span><text:span text:style-name="T313">LICENTIE</text:span><text:span text:style-name="T315"> op </text:span><text:span text:style-name="T313">Licentie informatie</text:span>.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4" office:value-type="string">
            <text:p text:style-name="P19">Vink aan <text:span text:style-name="T312">Ik accepteer de licentie overeenkomst</text:span> en <text:span text:style-name="T225">en klik op </text:span><text:span text:style-name="T232">Klaar</text:span><text:span text:style-name="Strong_20_Emphasis"><text:span text:style-name="T210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30" office:value-type="string">
            <text:p text:style-name="P19">Klik op <text:span text:style-name="T312">BEËINDIG CONFIGURATIE</text:span>.</text:p>
          </table:table-cell>
        </table:table-row>
      </table:table>
      <text:p text:style-name="P51"><text:span text:style-name="Strong_20_Emphasis"><text:span text:style-name="T82"/></text:span></text:p>
      <text:list text:continue-numbering="true" text:style-name="L1">
        <text:list-item>
          <text:p text:style-name="P97"><text:span text:style-name="Strong_20_Emphasis"><text:span text:style-name="T103">Installatie </text:span></text:span><text:span text:style-name="Strong_20_Emphasis"><text:span text:style-name="T104">afronden</text:span></text:span></text:p>
        </text:list-item>
      </text:list>
      <text:p text:style-name="P52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80"><draw:control text:anchor-type="as-char" draw:z-index="2" draw:name="Vorm24" draw:style-name="gr1" draw:text-style-name="P10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5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2" office:value-type="string">
            <text:p text:style-name="P75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41"><text:span text:style-name="Strong_20_Emphasis"><text:span text:style-name="T79"><draw:control text:anchor-type="as-char" draw:z-index="7" draw:name="Vorm13_1" draw:style-name="gr1" draw:text-style-name="P104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9"><text:span text:style-name="Strong_20_Emphasis"><text:span text:style-name="T29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4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73"><text:span text:style-name="Strong_20_Emphasis"><text:span text:style-name="T80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73">D</text:span></text:span><text:span text:style-name="Strong_20_Emphasis"><text:span text:style-name="T64">ruk</text:span></text:span><text:span text:style-name="Strong_20_Emphasis"><text:span text:style-name="T52"> op</text:span></text:span><text:span text:style-name="Strong_20_Emphasis"><text:span text:style-name="T65"> de </text:span></text:span><text:span text:style-name="Strong_20_Emphasis"><text:span text:style-name="T154">Super</text:span></text:span><text:span text:style-name="Strong_20_Emphasis"><text:span text:style-name="T65">-toets</text:span></text:span><text:span text:style-name="Strong_20_Emphasis"><text:span text:style-name="T38"><text:note text:id="ftn7" text:note-class="footnote"><text:note-citation>1</text:note-citation><text:note-body><text:p text:style-name="P50"><text:span text:style-name="T169">De </text:span><text:span text:style-name="T209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1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45"/></text:span></text:p>
          </table:table-cell>
          <table:table-cell table:style-name="_33_._5f_Installatie_5f_afronden.C6" office:value-type="string">
            <text:p text:style-name="P83"><text:span text:style-name="T5">Typ</text:span><text:span text:style-name="Strong_20_Emphasis"><text:span text:style-name="T47"> de</text:span></text:span><text:span text:style-name="Strong_20_Emphasis"><text:span text:style-name="T66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5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7" office:value-type="string">
            <text:p text:style-name="P89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89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9" office:value-type="string">
            <text:p text:style-name="P61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0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73"><text:span text:style-name="Strong_20_Emphasis"><text:span text:style-name="T80"><draw:control text:anchor-type="as-char" draw:z-index="18" draw:name="Vorm 7" draw:style-name="gr1" draw:text-style-name="P104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4"><text:span text:style-name="Strong_20_Emphasis"><text:span text:style-name="T73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4">Super</text:span></text:span><text:span text:style-name="Strong_20_Emphasis"><text:span text:style-name="T65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6">Installatiem</text:span></text:span><text:span text:style-name="Strong_20_Emphasis"><text:span text:style-name="T107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5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09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3" office:value-type="string">
            <text:p text:style-name="P58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2"><text:span text:style-name="Strong_20_Emphasis"><text:span text:style-name="T40"><text:tab/></text:span></text:span></text:p>
      <text:p text:style-name="P53"><text:span text:style-name="Strong_20_Emphasis"><text:span text:style-name="T61"/></text:span></text:p>
      <text:p text:style-name="P54"><text:span text:style-name="Strong_20_Emphasis"><text:span text:style-name="T51"/></text:span></text:p>
      <text:list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80"><draw:control text:anchor-type="as-char" draw:z-index="3" draw:name="Vorm40_0" draw:style-name="gr1" draw:text-style-name="P104" svg:width="0.35cm" svg:height="0.35cm" draw:control="control2"/></text:span></text:span></text:p>
          </table:table-cell>
          <table:table-cell table:style-name="Tabel2.A1" office:value-type="string">
            <text:p text:style-name="P71"><text:span text:style-name="Strong_20_Emphasis"><text:span text:style-name="T80"><draw:control text:anchor-type="as-char" draw:z-index="6" draw:name="Vorm40_ 1" draw:style-name="gr1" draw:text-style-name="P104" svg:width="0.35cm" svg:height="0.35cm" draw:control="control5"/></text:span></text:span></text:p>
          </table:table-cell>
          <table:table-cell table:style-name="Tabel2.D1" office:value-type="string">
            <text:p text:style-name="P23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69"><text:note text:id="ftn8" text:note-class="footnote"><text:note-citation>1</text:note-citation><text:note-body><text:p text:style-name="P63"><text:span text:style-name="User_20_Entry"><text:span text:style-name="T151">E</text:span></text:span><text:span text:style-name="User_20_Entry"><text:span text:style-name="T153">ventuele extra </text:span></text:span><text:span text:style-name="Definition"><text:span text:style-name="T306">gebruiker</text:span></text:span><text:span text:style-name="User_20_Entry"><text:span text:style-name="T152">s</text:span></text:span><text:span text:style-name="User_20_Entry"><text:span text:style-name="T153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42"><text:span text:style-name="Strong_20_Emphasis"><text:span text:style-name="T79"><draw:control text:anchor-type="as-char" draw:z-index="8" draw:name="Vorm13_ 1" draw:style-name="gr1" draw:text-style-name="P104" svg:width="0.35cm" svg:height="0.35cm" draw:control="control7"/></text:span></text:span></text:p>
          </table:table-cell>
          <table:table-cell table:style-name="Tabel2.D2" office:value-type="string">
            <text:p text:style-name="P29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4"><text:span text:style-name="Strong_20_Emphasis"><text:span text:style-name="T80"><draw:control text:anchor-type="as-char" draw:z-index="19" draw:name="Vorm 8" draw:style-name="gr1" draw:text-style-name="P104" svg:width="0.35cm" svg:height="0.35cm" draw:control="control18"/></text:span></text:span></text:p>
          </table:table-cell>
          <table:table-cell table:style-name="Tabel2.A1" office:value-type="string">
            <text:p text:style-name="P74"><text:span text:style-name="Strong_20_Emphasis"><text:span text:style-name="T80"><draw:control text:anchor-type="as-char" draw:z-index="20" draw:name="Vorm 9" draw:style-name="gr1" draw:text-style-name="P104" svg:width="0.35cm" svg:height="0.35cm" draw:control="control19"/></text:span></text:span></text:p>
          </table:table-cell>
          <table:table-cell table:style-name="Tabel2.D5" office:value-type="string">
            <text:p text:style-name="P27"><text:span text:style-name="Strong_20_Emphasis"><text:span text:style-name="T74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4">Super</text:span></text:span><text:span text:style-name="Strong_20_Emphasis"><text:span text:style-name="T65">-toets</text:span></text:span><text:span text:style-name="Strong_20_Emphasis"><text:span text:style-name="T36"><text:note text:id="ftn9" text:note-class="footnote"><text:note-citation>2</text:note-citation><text:note-body><text:p text:style-name="P49"><text:span text:style-name="T169">De </text:span><text:span text:style-name="T209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6">Installatiem</text:span></text:span><text:span text:style-name="Strong_20_Emphasis"><text:span text:style-name="T107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6" office:value-type="string">
            <text:p text:style-name="P26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09">4</text:span></text:span><text:span text:style-name="Strong_20_Emphasis"><text:span text:style-name="T92"> </text:span></text:span><text:span text:style-name="Strong_20_Emphasis"><text:span text:style-name="T77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7" office:value-type="string">
            <text:p text:style-name="P59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22"><text:span text:style-name="Strong_20_Emphasis"><text:span text:style-name="T70"/></text:span></text:p>
      <text:p text:style-name="P44"/>
      <text:p text:style-name="P45"><text:span text:style-name="T163">E</text:span><text:span text:style-name="T164">inde c</text:span><text:span text:style-name="T165">hecklist, </text:span><text:span text:style-name="T166">d</text:span><text:span text:style-name="T165">e installatie van </text:span><text:span text:style-name="Strong_20_Emphasis"><text:span text:style-name="T180"><text:user-field-get text:name="Distro">Rocky Linux</text:user-field-get></text:span></text:span><text:span text:style-name="T167"><text:s/></text:span><text:span text:style-name="T168"><text:user-field-get text:name="Version">8.10</text:user-field-get></text:span><text:span text:style-name="T168"><text:s/></text:span><text:span text:style-name="Strong_20_Emphasis"><text:span text:style-name="T181">Desktop</text:span></text:span><text:span text:style-name="Strong_20_Emphasis"><text:span text:style-name="T110"> </text:span></text:span><text:span text:style-name="T165">is voltooid.</text:span></text:p>
      <text:p text:style-name="P8"/>
      <text:list text:style-name="L2">
        <text:list-header>
          <text:p text:style-name="P101"><text:span text:style-name="Emphasis"><text:span text:style-name="T30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1">Karel Zimmer</text:span></text:span></text:a><text:span text:style-name="Emphasis"><text:span text:style-name="T302">.</text:span></text:span></text:p>
          <text:p text:style-name="P102"><text:span text:style-name="Emphasis"><text:span text:style-name="T304">Licentie </text:span></text:span><text:span text:style-name="Emphasis"><text:span text:style-name="T302">C</text:span></text:span><text:span text:style-name="Emphasis"><text:span text:style-name="T303">C0</text:span></text:span><text:span text:style-name="Emphasis"><text:span text:style-name="T302"> 1.0 </text:span></text:span><text:span text:style-name="Emphasis"><text:span text:style-name="T29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9"><text:s/></text:span></text:span><text:span text:style-name="Emphasis"><text:span text:style-name="T29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29T20:18:25.846557486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18:25.604451424</dc:date>
    <meta:keyword>Installatie</meta:keyword>
    <meta:keyword>Checklist</meta:keyword>
    <meta:keyword>Linux</meta:keyword>
    <meta:editing-cycles>6938</meta:editing-cycles>
    <meta:editing-duration>P12DT10H2M53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100" meta:word-count="573" meta:character-count="4057" meta:non-whitespace-character-count="3528"/>
    <meta:user-defined meta:name="Info 1"/>
    <meta:user-defined meta:name="Info 2"/>
    <meta:user-defined meta:name="Info 3"/>
    <meta:user-defined meta:name="Info 4"/>
  </office:meta>
</office:document-meta>
</file>